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fo:font-weight="bold" officeooo:rsid="002f1403" officeooo:paragraph-rsid="002f1403" style:font-weight-asian="bold" style:font-weight-complex="bold"/>
    </style:style>
    <style:style style:name="P3" style:family="paragraph" style:parent-style-name="Standard">
      <style:text-properties fo:font-size="16pt" officeooo:rsid="002f1403" officeooo:paragraph-rsid="002f1403"/>
    </style:style>
    <style:style style:name="P4" style:family="paragraph" style:parent-style-name="Standard">
      <style:text-properties fo:font-size="16pt" officeooo:rsid="0030de47" officeooo:paragraph-rsid="0030de47"/>
    </style:style>
    <style:style style:name="P5" style:family="paragraph" style:parent-style-name="Standard">
      <style:text-properties fo:font-size="16pt" officeooo:rsid="00313866" officeooo:paragraph-rsid="00313866"/>
    </style:style>
    <style:style style:name="P6" style:family="paragraph" style:parent-style-name="Standard">
      <style:text-properties fo:font-size="16pt" officeooo:rsid="00323315" officeooo:paragraph-rsid="00323315"/>
    </style:style>
    <style:style style:name="T1" style:family="text">
      <style:text-properties officeooo:rsid="0033de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r Auftrieb eines Schiffs</text:p>
      <text:p text:style-name="P1"/>
      <text:p text:style-name="P3">Berechne den Auftrieb eines Schiffes am Wasser.</text:p>
      <text:p text:style-name="P3"/>
      <text:p text:style-name="P4">Berechne das Volumen des Schiffes.</text:p>
      <text:p text:style-name="P4">Multipliziere mit der Dichte von Wasser. Das ist die Tragkraft des Schiffes.</text:p>
      <text:p text:style-name="P4"/>
      <text:p text:style-name="P5">Das funktioniert nur, wenn das Schiff vollständig in Wasser untergetaucht ist. Sonst ist es komplizierter.</text:p>
      <text:p text:style-name="P5"/>
      <text:p text:style-name="P6">Dann kann man noch erklären, warum man den Auftrieb so berechnet. Die Natur bevorzugt den Zustand kleinster Energie. Man kann das Schiff und das gleiche Volumen Wasser an einem Flaschenzug aufhängen. Was von beiden geht nach unten, was nach oben? <text:span text:style-name="T1">Wodurch wird die potentielle Energie minimiert?</text:span></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07T13:08:19.206929686</dc:date>
    <meta:editing-duration>PT12M37S</meta:editing-duration>
    <meta:editing-cycles>25</meta:editing-cycles>
    <meta:document-statistic meta:table-count="0" meta:image-count="0" meta:object-count="0" meta:page-count="1" meta:paragraph-count="6" meta:word-count="89" meta:character-count="583" meta:non-whitespace-character-count="500"/>
  </office:meta>
</office:document-meta>
</file>